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Heading_20_1" style:list-style-name="WWNum2" style:master-page-name="First_20_Page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TML_20_Preformatted">
      <loext:graphic-properties draw:fill="solid" draw:fill-color="#ffffff"/>
      <style:paragraph-properties fo:background-color="#ffffff"/>
    </style:style>
    <style:style style:name="T1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2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000000"/>
    </style:style>
    <style:style style:name="T6" style:family="text">
      <style:text-properties fo:color="#808000" fo:font-size="8pt" style:font-name-asian="Times New Roman" style:font-size-asian="8pt" style:language-asian="es" style:country-asian="CL" style:font-name-complex="Courier New1" style:font-size-complex="8pt"/>
    </style:style>
    <style:style style:name="T7" style:family="text">
      <style:text-properties fo:color="#808000" fo:font-size="8pt" style:font-size-asian="8pt" style:font-size-complex="8pt"/>
    </style:style>
    <style:style style:name="T8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9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1" style:family="text">
      <style:text-properties fo:color="#0000ff" fo:font-size="8pt" style:font-name-asian="Times New Roman" style:font-size-asian="8pt" style:language-asian="es" style:country-asian="CL" style:font-name-complex="Courier New1" style:font-size-complex="8pt"/>
    </style:style>
    <style:style style:name="T12" style:family="text">
      <style:text-properties fo:color="#0000ff" fo:font-size="8pt" style:font-size-asian="8pt" style:font-size-complex="8pt"/>
    </style:style>
    <style:style style:name="T13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4" style:family="text">
      <style:text-properties fo:color="#808080" fo:font-size="8pt" fo:font-style="italic" style:font-size-asian="8pt" style:font-style-asian="italic" style:font-size-complex="8pt" style:font-style-complex="italic"/>
    </style:style>
    <style:style style:name="T15" style:family="text">
      <style:text-properties fo:color="#808080" fo:font-style="italic" style:font-style-asian="italic" style:font-style-complex="italic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Wingdings" style:font-name-asian="Wingdings1" style:font-name-complex="Wingdings1"/>
    </style:style>
    <style:style style:name="T19" style:family="text">
      <style:text-properties fo:language="es" fo:country="ES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25169315" text:style-name="WWNum2">
        <text:list-item>
          <text:list>
            <text:list-item>
              <text:h text:style-name="P5" text:outline-level="1"><text:soft-page-break/>appBar</text:h>
            </text:list-item>
          </text:list>
        </text:list-item>
      </text:list>
      <text:h text:style-name="Heading_20_1" text:outline-level="1">Android Estudio V3.0.17/Flutter</text:h>
      <text:p text:style-name="Standard"/>
      <text:p text:style-name="Standard">Objetivo:</text:p>
      <text:p text:style-name="Standard"/>
      <text:p text:style-name="Standard">F.Creación: 1-4-2018</text:p>
      <text:p text:style-name="Standard"/>
      <text:p text:style-name="P1">Programa:appbar</text:p>
      <text:p text:style-name="P1"/>
      <text:p text:style-name="P1">Fuente:<text:a xlink:type="simple" xlink:href="https://flutter.io/catalog/samples/basic-app-bar/" text:style-name="ListLabel_20_1" text:visited-style-name="ListLabel_20_1"><text:span text:style-name="Internet_20_link">app bar</text:span></text:a></text:p>
      <text:p text:style-name="P1"/>
      <text:h text:style-name="P6" text:outline-level="2">Estructura de la aplicación</text:h>
      <text:p text:style-name="P3"><text:span text:style-name="T1">void </text:span><text:span text:style-name="T3">main() {<text:line-break/><text:line-break/> <text:s/>runApp(</text:span><text:span text:style-name="T1">new </text:span><text:span text:style-name="T3">BasicAppBarSample());<text:line-break/>}<text:line-break/></text:span><text:span text:style-name="T1">class </text:span><text:span text:style-name="T3">BasicAppBarSample </text:span><text:span text:style-name="T1">extends </text:span><text:span text:style-name="T3">StatefulWidget {<text:line-break/> <text:s/></text:span><text:span text:style-name="T6">@override<text:line-break/> <text:s/></text:span><text:span text:style-name="T3">_BasicAppBarSampleState createState() =&gt; </text:span><text:span text:style-name="T1">new </text:span><text:span text:style-name="T3">_BasicAppBarSampleState();<text:line-break/>}<text:line-break/><text:line-break/></text:span><text:span text:style-name="T1">class </text:span><text:span text:style-name="T3">_BasicAppBarSampleState </text:span><text:span text:style-name="T1">extends </text:span><text:span text:style-name="T3">State&lt;BasicAppBarSample&gt; {<text:line-break/> <text:s/>Choice </text:span><text:span text:style-name="T8">_selectedChoice </text:span><text:span text:style-name="T3">= choices[</text:span><text:span text:style-name="T11">0</text:span><text:span text:style-name="T3">]; </text:span><text:span text:style-name="T13">// The app's "state"<text:line-break/> <text:s/></text:span><text:span text:style-name="T1">void </text:span><text:span text:style-name="T3">_select(Choice choice) {<text:line-break/> <text:s text:c="3"/>setState(() { </text:span><text:span text:style-name="T13">// Causes the app to rebuild with the new _selectedChoice.<text:line-break/> <text:s text:c="5"/></text:span><text:span text:style-name="T8">_selectedChoice </text:span><text:span text:style-name="T3">= choice;<text:line-break/> <text:s text:c="3"/>});<text:line-break/> <text:s/>}<text:line-break/><text:line-break/> <text:s/></text:span><text:span text:style-name="T6">@override<text:line-break/> <text:s/></text:span><text:span text:style-name="T3">Widget build(BuildContext context) {<text:line-break/> <text:s text:c="3"/></text:span><text:span text:style-name="T1">return new </text:span><text:span text:style-name="T3">MaterialApp(<text:line-break/> <text:s text:c="5"/>home: </text:span><text:span text:style-name="T1">new </text:span><text:span text:style-name="T3">Scaffold(<text:line-break/> <text:s text:c="7"/>appBar: miAppBar(),<text:line-break/> <text:s text:c="7"/>body: miCuerpo(),<text:line-break/> <text:s text:c="5"/>),<text:line-break/> <text:s text:c="3"/>);<text:line-break/> <text:s/>}</text:span></text:p>
      <text:p text:style-name="P1"><text:span text:style-name="T16"><text:s text:c="2"/></text:span></text:p>
      <text:p text:style-name="P1"><text:span text:style-name="T16"><text:s text:c="2"/>funciones()</text:span></text:p>
      <text:p text:style-name="P1"><text:span text:style-name="T16">}</text:span></text:p>
      <text:p text:style-name="P1"/>
      <text:p text:style-name="P1"/>
      <text:h text:style-name="Heading_20_2" text:outline-level="2">Definicion de la clase</text:h>
      <text:p text:style-name="P7"><text:span text:style-name="T2">class </text:span><text:span text:style-name="T4">Choice {<text:line-break/> <text:s/></text:span><text:span text:style-name="T2">const </text:span><text:span text:style-name="T4">Choice({ </text:span><text:span text:style-name="T2">this</text:span><text:span text:style-name="T4">.</text:span><text:span text:style-name="T9">title</text:span><text:span text:style-name="T4">, </text:span><text:span text:style-name="T2">this</text:span><text:span text:style-name="T4">.</text:span><text:span text:style-name="T9">icon </text:span><text:span text:style-name="T4">});<text:line-break/> <text:s/></text:span><text:span text:style-name="T2">final </text:span><text:span text:style-name="T4">String </text:span><text:span text:style-name="T9">title</text:span><text:span text:style-name="T4">;<text:line-break/> <text:s/></text:span><text:span text:style-name="T2">final </text:span><text:span text:style-name="T4">IconData </text:span><text:span text:style-name="T9">icon</text:span><text:span text:style-name="T4">;<text:line-break/>}<text:line-break/><text:line-break/></text:span><text:span text:style-name="T2">const </text:span><text:span text:style-name="T4">List&lt;Choice&gt; choices = </text:span><text:span text:style-name="T2">const </text:span><text:span text:style-name="T4">&lt;Choice&gt;[<text:line-break/> <text:s/></text:span><text:span text:style-name="T2">const </text:span><text:span text:style-name="T4">Choice(title: </text:span><text:span text:style-name="T17">'Car'</text:span><text:span text:style-name="T4">, icon: Icons.</text:span><text:span text:style-name="T10">directions_car</text:span><text:span text:style-name="T4">),<text:line-break/> <text:s/></text:span><text:span text:style-name="T2">const </text:span><text:span text:style-name="T4">Choice(title: </text:span><text:span text:style-name="T17">'Bicycle'</text:span><text:span text:style-name="T4">, icon: Icons.</text:span><text:span text:style-name="T10">directions_bike</text:span><text:span text:style-name="T4">),<text:line-break/> <text:s/></text:span><text:span text:style-name="T2">const </text:span><text:span text:style-name="T4">Choice(title: </text:span><text:span text:style-name="T17">'Boat'</text:span><text:span text:style-name="T4">, icon: Icons.</text:span><text:span text:style-name="T10">directions_boat</text:span><text:span text:style-name="T4">),<text:line-break/> <text:s/></text:span><text:span text:style-name="T2">const </text:span><text:span text:style-name="T4">Choice(title: </text:span><text:span text:style-name="T17">'Bus'</text:span><text:span text:style-name="T4">, icon: Icons.</text:span><text:span text:style-name="T10">directions_bus</text:span><text:span text:style-name="T4">),<text:line-break/> <text:s/></text:span><text:span text:style-name="T2">const </text:span><text:span text:style-name="T4">Choice(title: </text:span><text:span text:style-name="T17">'Train'</text:span><text:span text:style-name="T4">, icon: Icons.</text:span><text:span text:style-name="T10">directions_railway</text:span><text:span text:style-name="T4">),<text:line-break/> <text:s/></text:span><text:span text:style-name="T2">const </text:span><text:span text:style-name="T4">Choice(title: </text:span><text:span text:style-name="T17">'Walk'</text:span><text:span text:style-name="T4">, icon: Icons.</text:span><text:span text:style-name="T10">directions_walk</text:span><text:span text:style-name="T4">),<text:line-break/> <text:s/></text:span><text:span text:style-name="T2">const </text:span><text:span text:style-name="T4">Choice(title: </text:span><text:span text:style-name="T17">'Coche de guagua'</text:span><text:span text:style-name="T4">, icon: Icons.</text:span><text:span text:style-name="T10">child_friendly</text:span><text:span text:style-name="T4">),<text:line-break/><text:line-break/>];</text:span></text:p>
      <text:p text:style-name="P1"/>
      <text:p text:style-name="P4"/>
      <text:h text:style-name="Heading_20_2" text:outline-level="2">El esqueleto de la pantalla(1.4)</text:h>
      <text:p text:style-name="P7"><text:span text:style-name="T2">class </text:span><text:span text:style-name="T4">TutorialHome </text:span><text:span text:style-name="T2">extends </text:span><text:span text:style-name="T4">StatelessWidget {<text:line-break/> <text:s/></text:span><text:span text:style-name="T7">@override<text:line-break/> <text:s/></text:span><text:span text:style-name="T4">Widget build(BuildContext context) {<text:line-break/> <text:s text:c="3"/></text:span><text:span text:style-name="T14">// Scaffold is a layout for the major Material Components.<text:line-break/> <text:s text:c="3"/></text:span><text:span text:style-name="T2">return new </text:span><text:span text:style-name="T4">Scaffold(<text:line-break/> <text:s text:c="5"/>appBar: </text:span><text:span text:style-name="T2">new </text:span><text:span text:style-name="T4">AppBar(<text:line-break/> <text:s text:c="7"/>leading: </text:span><text:span text:style-name="T2">new </text:span><text:span text:style-name="T4">IconButton(<text:line-break/> <text:s text:c="9"/>icon: </text:span><text:span text:style-name="T2">new </text:span><text:span text:style-name="T4">Icon(Icons.</text:span><text:span text:style-name="T10">menu</text:span><text:span text:style-name="T4">),<text:line-break/> <text:s text:c="9"/>tooltip: </text:span><text:span text:style-name="T17">'Navigation menu'</text:span><text:span text:style-name="T4">,<text:line-break/> <text:s text:c="9"/>onPressed: </text:span><text:span text:style-name="T2">null</text:span><text:span text:style-name="T4">,<text:line-break/> <text:s text:c="7"/>),<text:line-break/> <text:s text:c="7"/>actions: &lt;Widget&gt;[<text:line-break/> <text:s text:c="9"/></text:span><text:span text:style-name="T2">new </text:span><text:span text:style-name="T4">IconButton(<text:line-break/> <text:s text:c="11"/>icon: </text:span><text:span text:style-name="T2">new </text:span><text:span text:style-name="T4">Icon(Icons.</text:span><text:span text:style-name="T10">search</text:span><text:span text:style-name="T4">),<text:line-break/> <text:s text:c="11"/>tooltip: </text:span><text:span text:style-name="T17">'Search'</text:span><text:span text:style-name="T4">,<text:line-break/> <text:s text:c="11"/>onPressed: </text:span><text:span text:style-name="T2">null</text:span><text:span text:style-name="T4">,<text:line-break/> <text:s text:c="9"/>),<text:line-break/> <text:s text:c="7"/>],<text:line-break/> <text:s text:c="5"/>),<text:line-break/> <text:s text:c="5"/></text:span><text:span text:style-name="T14">// body is the majority of the screen.<text:line-break/> <text:s text:c="5"/></text:span><text:span text:style-name="T4">body:miCuerpo() ,<text:line-break/> <text:s text:c="5"/>floatingActionButton: </text:span><text:span text:style-name="T2">new </text:span><text:span text:style-name="T4">FloatingActionButton(<text:line-break/> <text:s text:c="7"/>tooltip: </text:span><text:span text:style-name="T17">'Add'</text:span><text:span text:style-name="T4">, </text:span><text:span text:style-name="T14">// used by assistive technologies<text:line-break/> <text:s text:c="7"/></text:span><text:span text:style-name="T4">child: </text:span><text:span text:style-name="T2">new </text:span><text:span text:style-name="T4">Icon(Icons.</text:span><text:span text:style-name="T10">add</text:span><text:span text:style-name="T4">),<text:line-break/> <text:s text:c="7"/>onPressed: </text:span><text:span text:style-name="T2">null</text:span><text:span text:style-name="T4">,<text:line-break/> <text:s text:c="5"/>),<text:line-break/> <text:s text:c="3"/>);<text:line-break/> <text:s/>}</text:span></text:p>
      <text:p text:style-name="P2"/>
      <text:p text:style-name="Standard">en este caso</text:p>
      <text:p text:style-name="P7"><text:span text:style-name="T4">miAppBar(){<text:line-break/> <text:s/></text:span><text:span text:style-name="T2">new </text:span><text:span text:style-name="T4">AppBar(<text:line-break/> <text:s text:c="3"/>title: </text:span><text:span text:style-name="T2">const </text:span><text:span text:style-name="T4">Text(</text:span><text:span text:style-name="T17">'Medios de Transporte'</text:span><text:span text:style-name="T4">),<text:line-break/> <text:s text:c="3"/>actions: &lt;Widget&gt;[<text:line-break/> <text:s text:c="5"/></text:span><text:span text:style-name="T2">new </text:span><text:span text:style-name="T4">IconButton( </text:span><text:span text:style-name="T14">// action button<text:line-break/> <text:s text:c="7"/></text:span><text:span text:style-name="T4">icon: </text:span><text:span text:style-name="T2">new </text:span><text:span text:style-name="T4">Icon(choices[</text:span><text:span text:style-name="T12">0</text:span><text:span text:style-name="T4">].</text:span><text:span text:style-name="T9">icon</text:span><text:span text:style-name="T4">),<text:line-break/> <text:s text:c="7"/>onPressed: () { _select(choices[</text:span><text:span text:style-name="T12">0</text:span><text:span text:style-name="T4">]); },<text:line-break/> <text:s text:c="5"/>),<text:line-break/> <text:s text:c="5"/></text:span><text:span text:style-name="T2">new </text:span><text:span text:style-name="T4">IconButton( </text:span><text:span text:style-name="T14">// action button<text:line-break/> <text:s text:c="7"/></text:span><text:span text:style-name="T4">icon: </text:span><text:span text:style-name="T2">new </text:span><text:span text:style-name="T4">Icon(choices[</text:span><text:span text:style-name="T12">1</text:span><text:span text:style-name="T4">].</text:span><text:span text:style-name="T9">icon</text:span><text:span text:style-name="T4">),<text:line-break/> <text:s text:c="7"/>onPressed: () { _select(choices[</text:span><text:span text:style-name="T12">1</text:span><text:span text:style-name="T4">]); },<text:line-break/> <text:s text:c="5"/>),<text:line-break/> <text:s text:c="5"/></text:span><text:span text:style-name="T2">new </text:span><text:span text:style-name="T4">PopupMenuButton&lt;Choice&gt;( </text:span><text:span text:style-name="T14">// overflow menu<text:line-break/> <text:s text:c="7"/></text:span><text:span text:style-name="T4">onSelected: _select,<text:line-break/> <text:s text:c="7"/>itemBuilder: (BuildContext context) {<text:line-break/> <text:s text:c="9"/></text:span><text:span text:style-name="T2">return </text:span><text:span text:style-name="T4">choices.skip(</text:span><text:span text:style-name="T12">2</text:span><text:span text:style-name="T4">).map((Choice choice) {<text:line-break/> <text:s text:c="11"/></text:span><text:span text:style-name="T2">return new </text:span><text:span text:style-name="T4">PopupMenuItem&lt;Choice&gt;(<text:line-break/> <text:s text:c="13"/>value: choice,<text:line-break/> <text:s text:c="13"/>child: </text:span><text:span text:style-name="T2">new </text:span><text:span text:style-name="T4">Center(<text:line-break/> <text:s text:c="15"/></text:span><text:bookmark-start text:name="_GoBack"/><text:span text:style-name="T4">child: </text:span><text:span text:style-name="T2">new </text:span><text:span text:style-name="T4">Text(choice.</text:span><text:span text:style-name="T9">title</text:span><text:span text:style-name="T4">),</text:span><text:bookmark-end text:name="_GoBack"/><text:span text:style-name="T4"><text:line-break/> <text:s text:c="13"/>),<text:line-break/><text:line-break/> <text:s text:c="11"/>);<text:line-break/> <text:s text:c="9"/>}).toList();<text:line-break/> <text:s text:c="7"/>},<text:line-break/> <text:s text:c="5"/>),<text:line-break/> <text:s text:c="3"/>],<text:line-break/></text:span><text:span text:style-name="T5"> <text:s/>);<text:line-break/>} </text:span><text:span text:style-name="T15">//mi appba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032cm" fo:margin-left="1.032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0</meta:editing-cycles>
    <meta:creation-date>2018-03-07T12:45:00</meta:creation-date>
    <dc:date>2018-04-03T10:16:00</dc:date>
    <meta:editing-duration>PT6H14M</meta:editing-duration>
    <meta:generator>LibreOffice/6.0.4.2$Windows_X86_64 LibreOffice_project/9b0d9b32d5dcda91d2f1a96dc04c645c450872bf</meta:generator>
    <meta:document-statistic meta:table-count="0" meta:image-count="0" meta:object-count="0" meta:page-count="4" meta:paragraph-count="18" meta:word-count="318" meta:character-count="3092" meta:non-whitespace-character-count="22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